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ABF3660602ABDE5F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ABF3660602ABDE5F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us feeds a multitude</text:span></text:p>
            <text:p text:style-name="P3"><text:span text:style-name="T2">(John 6:1-15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01T08:56:47.080000000</dc:date>
    <meta:editing-duration>PT2H25M58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